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2.69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1.693cm"/>
    </style:style>
    <style:style style:name="Table1.I" style:family="table-column">
      <style:table-column-properties style:column-width="1.826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0015" officeooo:paragraph-rsid="000b00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f609" officeooo:paragraph-rsid="0014e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61ee8" officeooo:paragraph-rsid="00061e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a167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eb95" officeooo:paragraph-rsid="0014e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816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00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1677" officeooo:paragraph-rsid="000a167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1677" officeooo:paragraph-rsid="000b00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1682" officeooo:paragraph-rsid="000816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a1677"/>
    </style:style>
    <style:style style:name="T2" style:family="text">
      <style:text-properties officeooo:rsid="000b0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A"/>
        <table:table-column table:style-name="Table1.I"/>
        <table:table-row>
          <table:table-cell table:style-name="Table1.A1" table:number-columns-spanned="9" office:value-type="string">
            <text:p text:style-name="P5">PFT data - Naive Bayes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7">Smoothing</text:p>
          </table:table-cell>
          <table:table-cell table:style-name="Table1.A2" table:number-rows-spanned="2" office:value-type="string">
            <text:p text:style-name="P8"><text:span text:style-name="T1">Mean threshold</text:span></text:p>
          </table:table-cell>
          <table:table-cell table:style-name="Table1.A2" table:number-rows-spanned="2" office:value-type="string">
            <text:p text:style-name="P8"><text:span text:style-name="T1">Std. deviation threshold</text:span></text:p>
          </table:table-cell>
          <table:table-cell table:style-name="Table1.A2" table:number-rows-spanned="2" office:value-type="string">
            <text:p text:style-name="P8"><text:span text:style-name="T1">Optimal thresholds</text:span></text:p>
          </table:table-cell>
          <table:table-cell table:style-name="Table1.A2" table:number-rows-spanned="2" office:value-type="string">
            <text:p text:style-name="P6">5-fold CV Metrics</text:p>
          </table:table-cell>
          <table:table-cell table:style-name="Table1.A2" table:number-rows-spanned="2" office:value-type="string">
            <text:p text:style-name="P9">Threshold</text:p>
          </table:table-cell>
          <table:table-cell table:style-name="Table1.G2" table:number-columns-spanned="3" office:value-type="string">
            <text:p text:style-name="P14">B<text:span text:style-name="T2">lind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3">Accuracy</text:p>
          </table:table-cell>
          <table:table-cell table:style-name="Table1.A2" office:value-type="string">
            <text:p text:style-name="P13">Sensitivity</text:p>
          </table:table-cell>
          <table:table-cell table:style-name="Table1.G2" office:value-type="string">
            <text:p text:style-name="P13">Specificity</text:p>
          </table:table-cell>
        </table:table-row>
        <table:table-row>
          <table:table-cell table:style-name="Table1.A4" table:number-rows-spanned="2" office:value-type="string">
            <text:p text:style-name="P3">20</text:p>
          </table:table-cell>
          <table:table-cell table:style-name="Table1.A4" table:number-rows-spanned="2" office:value-type="string">
            <text:p text:style-name="P3">0.512</text:p>
          </table:table-cell>
          <table:table-cell table:style-name="Table1.A4" table:number-rows-spanned="2" office:value-type="string">
            <text:p text:style-name="P3">0.004</text:p>
          </table:table-cell>
          <table:table-cell table:style-name="Table1.A4" table:number-rows-spanned="2" office:value-type="string">
            <text:p text:style-name="P4">[0.52, 0.51, 0.51, 0.51, 0.51, 0.51]</text:p>
          </table:table-cell>
          <table:table-cell table:style-name="Table1.A4" table:number-rows-spanned="2" office:value-type="string">
            <text:p text:style-name="P11"><text:span text:style-name="T2">Acc - </text:span>0.7735</text:p>
            <text:p text:style-name="P11"><text:span text:style-name="T2">Sens - </text:span>0.78</text:p>
            <text:p text:style-name="P11"><text:span text:style-name="T2">Spec - </text:span>0.76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416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394</text:p>
          </table:table-cell>
          <table:table-cell table:style-name="Table1.A4" office:value-type="string">
            <text:p text:style-name="P3">0.9</text:p>
          </table:table-cell>
          <table:table-cell table:style-name="Table1.I4" office:value-type="string">
            <text:p text:style-name="P3">0.71</text:p>
          </table:table-cell>
        </table:table-row>
        <table:table-row>
          <table:table-cell table:style-name="Table1.A2" table:number-rows-spanned="2" office:value-type="string">
            <text:p text:style-name="P3">15</text:p>
          </table:table-cell>
          <table:table-cell table:style-name="Table1.A2" table:number-rows-spanned="2" office:value-type="string">
            <text:p text:style-name="P3">0.517</text:p>
          </table:table-cell>
          <table:table-cell table:style-name="Table1.A2" table:number-rows-spanned="2" office:value-type="string">
            <text:p text:style-name="P3">0.005</text:p>
          </table:table-cell>
          <table:table-cell table:style-name="Table1.A2" table:number-rows-spanned="2" office:value-type="string">
            <text:p text:style-name="P4">[0.52, 0.51, 0.52, 0.52, 0.52, 0.51]</text:p>
          </table:table-cell>
          <table:table-cell table:style-name="Table1.A2" table:number-rows-spanned="2" office:value-type="string">
            <text:p text:style-name="P15"><text:span text:style-name="T2">Acc - </text:span>0.77</text:p>
            <text:p text:style-name="P15"><text:span text:style-name="T2">Sens - </text:span>0.77</text:p>
            <text:p text:style-name="P15"><text:span text:style-name="T2">Spec - </text:span>0.77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409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383</text:p>
          </table:table-cell>
          <table:table-cell table:style-name="Table1.A2" office:value-type="string">
            <text:p text:style-name="P3">0.89</text:p>
          </table:table-cell>
          <table:table-cell table:style-name="Table1.G2" office:value-type="string">
            <text:p text:style-name="P3">0.72</text:p>
          </table:table-cell>
        </table:table-row>
        <table:table-row>
          <table:table-cell table:style-name="Table1.A4" table:number-rows-spanned="2" office:value-type="string">
            <text:p text:style-name="P3">10</text:p>
          </table:table-cell>
          <table:table-cell table:style-name="Table1.A4" table:number-rows-spanned="2" office:value-type="string">
            <text:p text:style-name="P3">0.522</text:p>
          </table:table-cell>
          <table:table-cell table:style-name="Table1.A4" table:number-rows-spanned="2" office:value-type="string">
            <text:p text:style-name="P3">0.004</text:p>
          </table:table-cell>
          <table:table-cell table:style-name="Table1.A4" table:number-rows-spanned="2" office:value-type="string">
            <text:p text:style-name="P4">[0.53, 0.52, 0.52, 0.52, 0.52, 0.52]</text:p>
          </table:table-cell>
          <table:table-cell table:style-name="Table1.A4" table:number-rows-spanned="2" office:value-type="string">
            <text:p text:style-name="P12"><text:span text:style-name="T2">Acc - </text:span>0.772</text:p>
            <text:p text:style-name="P12"><text:span text:style-name="T2">Sens – </text:span>0.77</text:p>
            <text:p text:style-name="P12"><text:span text:style-name="T2">Spec - </text:span>0.77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383</text:p>
          </table:table-cell>
          <table:table-cell table:style-name="Table1.A4" office:value-type="string">
            <text:p text:style-name="P3">0.9</text:p>
          </table:table-cell>
          <table:table-cell table:style-name="Table1.I4" office:value-type="string">
            <text:p text:style-name="P3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39</text:p>
          </table:table-cell>
          <table:table-cell table:style-name="Table1.A4" office:value-type="string">
            <text:p text:style-name="P3">0.9</text:p>
          </table:table-cell>
          <table:table-cell table:style-name="Table1.I4" office:value-type="string">
            <text:p text:style-name="P3">0.72</text:p>
          </table:table-cell>
        </table:table-row>
        <table:table-row>
          <table:table-cell table:style-name="Table1.A2" table:number-rows-spanned="2" office:value-type="string">
            <text:p text:style-name="P3">5</text:p>
          </table:table-cell>
          <table:table-cell table:style-name="Table1.A2" table:number-rows-spanned="2" office:value-type="string">
            <text:p text:style-name="P3">0.538</text:p>
          </table:table-cell>
          <table:table-cell table:style-name="Table1.A2" table:number-rows-spanned="2" office:value-type="string">
            <text:p text:style-name="P3">0.008</text:p>
          </table:table-cell>
          <table:table-cell table:style-name="Table1.A2" table:number-rows-spanned="2" office:value-type="string">
            <text:p text:style-name="P4">[0.55, 0.53, 0.54, 0.54, 0.54, 0.53]</text:p>
          </table:table-cell>
          <table:table-cell table:style-name="Table1.A2" table:number-rows-spanned="2" office:value-type="string">
            <text:p text:style-name="P12"><text:span text:style-name="T2">Acc - </text:span>0.7655</text:p>
            <text:p text:style-name="P12"><text:span text:style-name="T2">Sens - </text:span>0.77</text:p>
            <text:p text:style-name="P12"><text:span text:style-name="T2">Spec - </text:span>0.76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385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374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2</text:p>
          </table:table-cell>
        </table:table-row>
        <table:table-row>
          <table:table-cell table:style-name="Table1.A4" table:number-rows-spanned="2" office:value-type="string">
            <text:p text:style-name="P3">2</text:p>
          </table:table-cell>
          <table:table-cell table:style-name="Table1.A4" table:number-rows-spanned="2" office:value-type="string">
            <text:p text:style-name="P3">0.577</text:p>
          </table:table-cell>
          <table:table-cell table:style-name="Table1.A4" table:number-rows-spanned="2" office:value-type="string">
            <text:p text:style-name="P3">0.016</text:p>
          </table:table-cell>
          <table:table-cell table:style-name="Table1.A4" table:number-rows-spanned="2" office:value-type="string">
            <text:p text:style-name="P4">[0.60, 0.56, 0.58, 0.57, 0.59, 0.56]</text:p>
          </table:table-cell>
          <table:table-cell table:style-name="Table1.A4" table:number-rows-spanned="2" office:value-type="string">
            <text:p text:style-name="P12"><text:span text:style-name="T2">Acc - </text:span>0.7685</text:p>
            <text:p text:style-name="P12"><text:span text:style-name="T2">Sens - </text:span>0.77</text:p>
            <text:p text:style-name="P12"><text:span text:style-name="T2">Spec - </text:span>0.77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396</text:p>
          </table:table-cell>
          <table:table-cell table:style-name="Table1.A4" office:value-type="string">
            <text:p text:style-name="P3">0.9</text:p>
          </table:table-cell>
          <table:table-cell table:style-name="Table1.I4" office:value-type="string">
            <text:p text:style-name="P3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381</text:p>
          </table:table-cell>
          <table:table-cell table:style-name="Table1.A4" office:value-type="string">
            <text:p text:style-name="P3">0.9</text:p>
          </table:table-cell>
          <table:table-cell table:style-name="Table1.I4" office:value-type="string">
            <text:p text:style-name="P3">0.72</text:p>
          </table:table-cell>
        </table:table-row>
        <table:table-row>
          <table:table-cell table:style-name="Table1.A2" table:number-rows-spanned="2" office:value-type="string">
            <text:p text:style-name="P3">1</text:p>
          </table:table-cell>
          <table:table-cell table:style-name="Table1.A2" table:number-rows-spanned="2" office:value-type="string">
            <text:p text:style-name="P3">0.613</text:p>
          </table:table-cell>
          <table:table-cell table:style-name="Table1.A2" table:number-rows-spanned="2" office:value-type="string">
            <text:p text:style-name="P3">0.024</text:p>
          </table:table-cell>
          <table:table-cell table:style-name="Table1.A2" table:number-rows-spanned="2" office:value-type="string">
            <text:p text:style-name="P4">[0.65, 0.59, 0.62, 0.60, 0.63, 0.59]</text:p>
          </table:table-cell>
          <table:table-cell table:style-name="Table1.A2" table:number-rows-spanned="2" office:value-type="string">
            <text:p text:style-name="P12"><text:span text:style-name="T2">Acc - </text:span>0.771</text:p>
            <text:p text:style-name="P12"><text:span text:style-name="T2">Sens - </text:span>0.77</text:p>
            <text:p text:style-name="P12"><text:span text:style-name="T2">Spec - </text:span>0.77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398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39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2</text:p>
          </table:table-cell>
        </table:table-row>
        <table:table-row>
          <table:table-cell table:style-name="Table1.A4" table:number-rows-spanned="2" office:value-type="string">
            <text:p text:style-name="P3">0</text:p>
          </table:table-cell>
          <table:table-cell table:style-name="Table1.A4" table:number-rows-spanned="2" office:value-type="string">
            <text:p text:style-name="P3">0.77</text:p>
          </table:table-cell>
          <table:table-cell table:style-name="Table1.A4" table:number-rows-spanned="2" office:value-type="string">
            <text:p text:style-name="P3">0.056</text:p>
          </table:table-cell>
          <table:table-cell table:style-name="Table1.A4" table:number-rows-spanned="2" office:value-type="string">
            <text:p text:style-name="P4">[0.84, 0.75, 0.84, 0.71, 0.73, 0.75]</text:p>
          </table:table-cell>
          <table:table-cell table:style-name="Table1.A4" table:number-rows-spanned="2" office:value-type="string">
            <text:p text:style-name="P12"><text:span text:style-name="T2">Acc - </text:span>0.792</text:p>
            <text:p text:style-name="P12"><text:span text:style-name="T2">Sens - </text:span>0.79</text:p>
            <text:p text:style-name="P12"><text:span text:style-name="T2">Spec -</text:span>0.79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515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524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table-cell table:style-name="Table1.A2" table:number-rows-spanned="2" office:value-type="string">
            <text:p text:style-name="P3">0.1</text:p>
          </table:table-cell>
          <table:table-cell table:style-name="Table1.A2" table:number-rows-spanned="2" office:value-type="string">
            <text:p text:style-name="P3">0.702</text:p>
          </table:table-cell>
          <table:table-cell table:style-name="Table1.A2" table:number-rows-spanned="2" office:value-type="string">
            <text:p text:style-name="P3">0.038</text:p>
          </table:table-cell>
          <table:table-cell table:style-name="Table1.A2" table:number-rows-spanned="2" office:value-type="string">
            <text:p text:style-name="P4">[0.76, 0.68, 0.72, 0.67, 0.72, 0.66]</text:p>
          </table:table-cell>
          <table:table-cell table:style-name="Table1.A2" table:number-rows-spanned="2" office:value-type="string">
            <text:p text:style-name="P12"><text:span text:style-name="T2">Acc - </text:span>0.7795</text:p>
            <text:p text:style-name="P12"><text:span text:style-name="T2">Sens - </text:span>0.78</text:p>
            <text:p text:style-name="P12"><text:span text:style-name="T2">Spec - </text:span>0.78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463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481</text:p>
          </table:table-cell>
          <table:table-cell table:style-name="Table1.A2" office:value-type="string">
            <text:p text:style-name="P3">0.9</text:p>
          </table:table-cell>
          <table:table-cell table:style-name="Table1.G2" office:value-type="string">
            <text:p text:style-name="P3">0.73</text:p>
          </table:table-cell>
        </table:table-row>
        <table:table-row>
          <table:table-cell table:style-name="Table1.A4" table:number-rows-spanned="2" office:value-type="string">
            <text:p text:style-name="P3">0.01</text:p>
          </table:table-cell>
          <table:table-cell table:style-name="Table1.A4" table:number-rows-spanned="2" office:value-type="string">
            <text:p text:style-name="P3">0.705</text:p>
          </table:table-cell>
          <table:table-cell table:style-name="Table1.A4" table:number-rows-spanned="2" office:value-type="string">
            <text:p text:style-name="P3">0.03</text:p>
          </table:table-cell>
          <table:table-cell table:style-name="Table1.A4" table:number-rows-spanned="2" office:value-type="string">
            <text:p text:style-name="P4">[0.75, 0.69, 0.72, 0.66, 0.71, 0.70]</text:p>
          </table:table-cell>
          <table:table-cell table:style-name="Table1.A4" table:number-rows-spanned="2" office:value-type="string">
            <text:p text:style-name="P12"><text:span text:style-name="T2">Acc - </text:span>0.787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513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509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table-cell table:style-name="Table1.A2" table:number-rows-spanned="2" office:value-type="string">
            <text:p text:style-name="P3">0.001</text:p>
          </table:table-cell>
          <table:table-cell table:style-name="Table1.A2" table:number-rows-spanned="2" office:value-type="string">
            <text:p text:style-name="P3">0.71</text:p>
          </table:table-cell>
          <table:table-cell table:style-name="Table1.A2" table:number-rows-spanned="2" office:value-type="string">
            <text:p text:style-name="P3">0.054</text:p>
          </table:table-cell>
          <table:table-cell table:style-name="Table1.A2" table:number-rows-spanned="2" office:value-type="string">
            <text:p text:style-name="P4">[0.78, 0.67, 0.75, 0.63, 0.71, 0.72]</text:p>
          </table:table-cell>
          <table:table-cell table:style-name="Table1.A2" table:number-rows-spanned="2" office:value-type="string">
            <text:p text:style-name="P12"><text:span text:style-name="T2">Acc - </text:span>0.789</text:p>
            <text:p text:style-name="P12"><text:span text:style-name="T2">Sens - </text:span>0.79</text:p>
            <text:p text:style-name="P12"><text:span text:style-name="T2">Spec -</text:span>0.79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489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494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3</text:p>
          </table:table-cell>
        </table:table-row>
        <table:table-row>
          <table:table-cell table:style-name="Table1.A4" table:number-rows-spanned="2" office:value-type="string">
            <text:p text:style-name="P3">0.0001</text:p>
          </table:table-cell>
          <table:table-cell table:style-name="Table1.A4" table:number-rows-spanned="2" office:value-type="string">
            <text:p text:style-name="P3">0.753</text:p>
          </table:table-cell>
          <table:table-cell table:style-name="Table1.A4" table:number-rows-spanned="2" office:value-type="string">
            <text:p text:style-name="P3">0.048</text:p>
          </table:table-cell>
          <table:table-cell table:style-name="Table1.A4" table:number-rows-spanned="2" office:value-type="string">
            <text:p text:style-name="P4">[0.80, 0.71, 0.81, 0.69, 0.76, 0.75]</text:p>
          </table:table-cell>
          <table:table-cell table:style-name="Table1.A4" table:number-rows-spanned="2" office:value-type="string">
            <text:p text:style-name="P12"><text:span text:style-name="T2">Acc - </text:span>0.793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509</text:p>
          </table:table-cell>
          <table:table-cell table:style-name="Table1.A4" office:value-type="string">
            <text:p text:style-name="P3">0.9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515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table-cell table:style-name="Table1.A2" table:number-rows-spanned="2" office:value-type="string">
            <text:p text:style-name="P3">1E-05</text:p>
          </table:table-cell>
          <table:table-cell table:style-name="Table1.A2" table:number-rows-spanned="2" office:value-type="string">
            <text:p text:style-name="P3">0.762</text:p>
          </table:table-cell>
          <table:table-cell table:style-name="Table1.A2" table:number-rows-spanned="2" office:value-type="string">
            <text:p text:style-name="P3">0.053</text:p>
          </table:table-cell>
          <table:table-cell table:style-name="Table1.A2" table:number-rows-spanned="2" office:value-type="string">
            <text:p text:style-name="P4">[0.81, 0.73, 0.84, 0.70, 0.73, 0.76]</text:p>
          </table:table-cell>
          <table:table-cell table:style-name="Table1.A2" table:number-rows-spanned="2" office:value-type="string">
            <text:p text:style-name="P12"><text:span text:style-name="T2">Acc - </text:span>0.7915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515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53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4</text:p>
          </table:table-cell>
        </table:table-row>
        <table:table-row>
          <table:table-cell table:style-name="Table1.A4" table:number-rows-spanned="2" office:value-type="string">
            <text:p text:style-name="P3">1E-06</text:p>
          </table:table-cell>
          <table:table-cell table:style-name="Table1.A4" table:number-rows-spanned="2" office:value-type="string">
            <text:p text:style-name="P3">0.77</text:p>
          </table:table-cell>
          <table:table-cell table:style-name="Table1.A4" table:number-rows-spanned="2" office:value-type="string">
            <text:p text:style-name="P3">0.058</text:p>
          </table:table-cell>
          <table:table-cell table:style-name="Table1.A4" table:number-rows-spanned="2" office:value-type="string">
            <text:p text:style-name="P4">[0.84, 0.75, 0.84, 0.70, 0.73, 0.76]</text:p>
          </table:table-cell>
          <table:table-cell table:style-name="Table1.A4" table:number-rows-spanned="2" office:value-type="string">
            <text:p text:style-name="P12"><text:span text:style-name="T2">Acc - </text:span>0.792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515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524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table-cell table:style-name="Table1.A2" table:number-rows-spanned="2" office:value-type="string">
            <text:p text:style-name="P3">1E-07</text:p>
          </table:table-cell>
          <table:table-cell table:style-name="Table1.A2" table:number-rows-spanned="2" office:value-type="string">
            <text:p text:style-name="P3">0.77</text:p>
          </table:table-cell>
          <table:table-cell table:style-name="Table1.A2" table:number-rows-spanned="2" office:value-type="string">
            <text:p text:style-name="P3">0.056</text:p>
          </table:table-cell>
          <table:table-cell table:style-name="Table1.A2" table:number-rows-spanned="2" office:value-type="string">
            <text:p text:style-name="P4">[0.84, 0.75, 0.84, 0.71, 0.73, 0.75]</text:p>
          </table:table-cell>
          <table:table-cell table:style-name="Table1.A2" table:number-rows-spanned="2" office:value-type="string">
            <text:p text:style-name="P12"><text:span text:style-name="T2">Acc - </text:span>0.792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515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524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4</text:p>
          </table:table-cell>
        </table:table-row>
        <table:table-row>
          <table:table-cell table:style-name="Table1.A4" table:number-rows-spanned="2" office:value-type="string">
            <text:p text:style-name="P3">1E-08</text:p>
          </table:table-cell>
          <table:table-cell table:style-name="Table1.A4" table:number-rows-spanned="2" office:value-type="string">
            <text:p text:style-name="P3">0.77</text:p>
          </table:table-cell>
          <table:table-cell table:style-name="Table1.A4" table:number-rows-spanned="2" office:value-type="string">
            <text:p text:style-name="P3">0.056</text:p>
          </table:table-cell>
          <table:table-cell table:style-name="Table1.A4" table:number-rows-spanned="2" office:value-type="string">
            <text:p text:style-name="P4">[0.84, 0.75, 0.84, 0.71, 0.73, 0.75]</text:p>
          </table:table-cell>
          <table:table-cell table:style-name="Table1.A4" table:number-rows-spanned="2" office:value-type="string">
            <text:p text:style-name="P12"><text:span text:style-name="T2">Acc - </text:span>0.792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515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524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table-cell table:style-name="Table1.A2" table:number-rows-spanned="2" office:value-type="string">
            <text:p text:style-name="P3">1E-09</text:p>
          </table:table-cell>
          <table:table-cell table:style-name="Table1.A2" table:number-rows-spanned="2" office:value-type="string">
            <text:p text:style-name="P3">0.77</text:p>
          </table:table-cell>
          <table:table-cell table:style-name="Table1.A2" table:number-rows-spanned="2" office:value-type="string">
            <text:p text:style-name="P3">0.056</text:p>
          </table:table-cell>
          <table:table-cell table:style-name="Table1.A2" table:number-rows-spanned="2" office:value-type="string">
            <text:p text:style-name="P4">[0.84, 0.75, 0.84, 0.71, 0.73, 0.75]</text:p>
          </table:table-cell>
          <table:table-cell table:style-name="Table1.A2" table:number-rows-spanned="2" office:value-type="string">
            <text:p text:style-name="P12"><text:span text:style-name="T2">Acc - </text:span>0.792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2" office:value-type="string">
            <text:p text:style-name="P4">'Learned'</text:p>
          </table:table-cell>
          <table:table-cell table:style-name="Table1.A2" office:value-type="string">
            <text:p text:style-name="P3">0.8515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'Mean’</text:p>
          </table:table-cell>
          <table:table-cell table:style-name="Table1.A2" office:value-type="string">
            <text:p text:style-name="P3">0.8524</text:p>
          </table:table-cell>
          <table:table-cell table:style-name="Table1.A2" office:value-type="string">
            <text:p text:style-name="P3">0.91</text:p>
          </table:table-cell>
          <table:table-cell table:style-name="Table1.G2" office:value-type="string">
            <text:p text:style-name="P3">0.74</text:p>
          </table:table-cell>
        </table:table-row>
        <table:table-row>
          <table:table-cell table:style-name="Table1.A4" table:number-rows-spanned="2" office:value-type="string">
            <text:p text:style-name="P3">1E-10</text:p>
          </table:table-cell>
          <table:table-cell table:style-name="Table1.A4" table:number-rows-spanned="2" office:value-type="string">
            <text:p text:style-name="P3">0.77</text:p>
          </table:table-cell>
          <table:table-cell table:style-name="Table1.A4" table:number-rows-spanned="2" office:value-type="string">
            <text:p text:style-name="P3">0.056</text:p>
          </table:table-cell>
          <table:table-cell table:style-name="Table1.A4" table:number-rows-spanned="2" office:value-type="string">
            <text:p text:style-name="P4">[0.84, 0.75, 0.84, 0.71, 0.73, 0.75]</text:p>
          </table:table-cell>
          <table:table-cell table:style-name="Table1.A4" table:number-rows-spanned="2" office:value-type="string">
            <text:p text:style-name="P12"><text:span text:style-name="T2">Acc - </text:span>0.792</text:p>
            <text:p text:style-name="P12"><text:span text:style-name="T2">Sens - </text:span>0.79</text:p>
            <text:p text:style-name="P12"><text:span text:style-name="T2">Spec - </text:span>0.79</text:p>
          </table:table-cell>
          <table:table-cell table:style-name="Table1.A4" office:value-type="string">
            <text:p text:style-name="P4">'Learned'</text:p>
          </table:table-cell>
          <table:table-cell table:style-name="Table1.A4" office:value-type="string">
            <text:p text:style-name="P3">0.8515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'Mean’</text:p>
          </table:table-cell>
          <table:table-cell table:style-name="Table1.A4" office:value-type="string">
            <text:p text:style-name="P3">0.8524</text:p>
          </table:table-cell>
          <table:table-cell table:style-name="Table1.A4" office:value-type="string">
            <text:p text:style-name="P3">0.91</text:p>
          </table:table-cell>
          <table:table-cell table:style-name="Table1.I4" office:value-type="string">
            <text:p text:style-name="P3">0.7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20:29:51.447188451</meta:creation-date>
    <dc:date>2020-02-23T21:20:32.516657958</dc:date>
    <meta:editing-duration>PT5M30S</meta:editing-duration>
    <meta:editing-cycles>1</meta:editing-cycles>
    <meta:document-statistic meta:table-count="1" meta:image-count="0" meta:object-count="0" meta:page-count="1" meta:paragraph-count="266" meta:word-count="463" meta:character-count="2282" meta:non-whitespace-character-count="2083"/>
    <meta:generator>LibreOffice/6.3.4.2$Linux_X86_64 LibreOffice_project/30$Build-2</meta:generator>
  </office:meta>
</office:document-meta>
</file>